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8">
      <style:paragraph-properties fo:text-align="start" style:justify-single-word="false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 style:list-style-name="L7">
      <style:text-properties fo:font-style="italic" style:font-style-asian="italic" style:font-style-complex="italic"/>
    </style:style>
    <style:style style:name="P6" style:family="paragraph" style:parent-style-name="Text_20_body" style:list-style-name="L6">
      <style:text-properties fo:font-style="italic" style:font-style-asian="italic" style:font-style-complex="italic"/>
    </style:style>
    <style:style style:name="P7" style:family="paragraph" style:parent-style-name="Text_20_body" style:list-style-name="L5">
      <style:text-properties fo:font-style="italic" style:font-style-asian="italic" style:font-style-complex="italic"/>
    </style:style>
    <style:style style:name="P8" style:family="paragraph" style:parent-style-name="Text_20_body" style:list-style-name="L4">
      <style:text-properties fo:font-style="italic" style:font-style-asian="italic" style:font-style-complex="italic"/>
    </style:style>
    <style:style style:name="P9" style:family="paragraph" style:parent-style-name="Text_20_body" style:list-style-name="L3">
      <style:text-properties fo:font-style="italic" style:font-style-asian="italic" style:font-style-complex="italic"/>
    </style:style>
    <style:style style:name="P10" style:family="paragraph" style:parent-style-name="Text_20_body" style:list-style-name="L2">
      <style:text-properties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Text_20_body">
      <style:text-properties fo:color="#0066cc"/>
    </style:style>
    <style:style style:name="P13" style:family="paragraph" style:parent-style-name="Text_20_body">
      <style:paragraph-properties fo:text-align="start" style:justify-single-word="false"/>
      <style:text-properties fo:color="#0066cc"/>
    </style:style>
    <style:style style:name="P14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66c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Extend your student Visa and RNE – FIRST STEP</text:h>
      <text:p text:style-name="P11"><text:span text:style-name="T4">By Thomas Martin supervised by Pamela Dominutti </text:span></text:p>
      <text:p text:style-name="P1">BE STRONG AND GOOD LUCK !</text:p>
      <text:p text:style-name="P1"/>
      <text:p text:style-name="P13"><text:span text:style-name="T3">1)</text:span> Go the following web page :</text:p>
      <text:p text:style-name="P2"><text:a xlink:type="simple" xlink:href="http://www.pf.gov.br/servicos/estrangeiro/prorrogacao-de-prazo-de-estada-de-visto-temporario-iv-estudante"><text:span text:style-name="T2">http://www.pf.gov.br/servicos/estrangeiro/prorrogacao-de-prazo-de-estada-de-visto-temporario-iv-estudante</text:span></text:a></text:p>
      <text:p text:style-name="P13">The following items will be displayed:</text:p>
      <text:list xml:id="list267016258" text:style-name="L8">
        <text:list-item>
          <text:p text:style-name="P3"><text:span text:style-name="T1">Requerimento próprio, disponível em </text:span><text:a xlink:type="simple" xlink:href="https://servicos.dpf.gov.br/sincreWeb/" office:target-frame-name="_blank" xlink:show="new"><text:span text:style-name="T1">https://servicos.dpf.gov.br/sincreWeb/</text:span></text:a></text:p>
        </text:list-item>
      </text:list>
      <text:p text:style-name="P12">Fill the information requested</text:p>
      <text:list xml:id="list1651375482" text:style-name="L2">
        <text:list-item>
          <text:p text:style-name="P10">Duas (02) fotos tamanho 3x4, recentes, coloridas, com fundo branco;</text:p>
        </text:list-item>
      </text:list>
      <text:p text:style-name="P12">Take two pictures of your face</text:p>
      <text:list xml:id="list818085682" text:style-name="L3">
        <text:list-item>
          <text:p text:style-name="P9">Cópia autenticada, nítida e completa do passaporte ou do documento de viagem equivalente válido;</text:p>
        </text:list-item>
      </text:list>
      <text:p text:style-name="P12">Go to an “official registry” and make official copy of you passport </text:p>
      <text:list xml:id="list1985977782" text:style-name="L4">
        <text:list-item>
          <text:p text:style-name="P8">Prova de registro de temporário;</text:p>
        </text:list-item>
      </text:list>
      <text:p text:style-name="P12">Bring your RNE and an official copy of it RNE</text:p>
      <text:list xml:id="list1147799155" text:style-name="L5">
        <text:list-item>
          <text:p text:style-name="P7">Garantia de matrícula (salvo em caso de curso concluído e se o estrangeiro estiver solicitando prazo para retirada do diploma);</text:p>
        </text:list-item>
      </text:list>
      <text:p text:style-name="P12">A proof that you are still part of the university</text:p>
      <text:list xml:id="list2082955296" text:style-name="L6">
        <text:list-item>
          <text:p text:style-name="P6">Declaração da instituição de ensino com a duração prevista do respectivo curso (salvo em caso de curso concluído e se o estrangeiro estiver solicitando prazo para retirada do diploma); </text:p>
        </text:list-item>
      </text:list>
      <text:p text:style-name="P12">A proof that mention the duration of your course</text:p>
      <text:list xml:id="list1586566903" text:style-name="L7">
        <text:list-item>
          <text:p text:style-name="P5">Comprovante original do pagamento das taxas respectivas:</text:p>
        </text:list-item>
      </text:list>
      <text:p text:style-name="P4"> Código 140090 – Pedido de Prorrogação de Prazo de Estada – R$ 110,44</text:p>
      <text:p text:style-name="P4"> Código 140120 – Carteira de Estrangeiro Primeira Via – R$ 204,77</text:p>
      <text:p text:style-name="Text_20_body"/>
      <text:p text:style-name="P12"><text:span text:style-name="T3">2)</text:span> You need to pay these 2 taxes, for this, <text:s/>generate the two “GRU” (which is a file with a barcode) on the following link:</text:p>
      <text:p text:style-name="P12">https://servicos.dpf.gov.br/gru/gru?nac=1&amp;rec=2</text:p>
      <text:p text:style-name="P12">Then, go to the bank and pay through the cash machine.</text:p>
      <text:p text:style-name="P2"/>
      <text:p text:style-name="P13"/>
      <text:p text:style-name="P13"><text:soft-page-break/><text:span text:style-name="T3">3)</text:span> Schedule an appointment with the federal police on the following link:</text:p>
      <text:p text:style-name="P2"><text:a xlink:type="simple" xlink:href="https://servicos.dpf.gov.br/sincreWeb/pesquisaAgendamento.jsp"><text:span text:style-name="T2">https://servicos.dpf.gov.br/sincreWeb/pesquisaAgendamento.jsp</text:span></text:a></text:p>
      <text:p text:style-name="P13">just put the “Codigo de Solicitação” that you can find at the top of your request file (first item of the first step)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Christian</meta:initial-creator>
    <meta:creation-date>2015-11-17T09:48:52</meta:creation-date>
    <dc:date>2015-11-17T10:47:27</dc:date>
    <dc:creator>Thomas Christian</dc:creator>
    <meta:editing-duration>PT12M4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27" meta:word-count="281" meta:character-count="1815" meta:non-whitespace-character-count="1561"/>
  </office:meta>
</office:document-meta>
</file>